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ae98" officeooo:paragraph-rsid="000fae98"/>
    </style:style>
    <style:style style:name="P2" style:family="paragraph" style:parent-style-name="Standard">
      <style:text-properties officeooo:rsid="000fae98" officeooo:paragraph-rsid="0023a730"/>
    </style:style>
    <style:style style:name="P3" style:family="paragraph" style:parent-style-name="Standard">
      <style:text-properties officeooo:rsid="000fae98" officeooo:paragraph-rsid="00210d90"/>
    </style:style>
    <style:style style:name="P4" style:family="paragraph" style:parent-style-name="Standard">
      <style:text-properties officeooo:rsid="000fae98" officeooo:paragraph-rsid="002bfe62"/>
    </style:style>
    <style:style style:name="P5" style:family="paragraph" style:parent-style-name="Standard">
      <style:text-properties fo:font-size="11pt" fo:font-style="italic" officeooo:rsid="002477f9" officeooo:paragraph-rsid="0011a403" style:font-size-asian="11pt" style:font-style-asian="italic" style:font-size-complex="11pt" style:font-style-complex="italic"/>
    </style:style>
    <style:style style:name="P6" style:family="paragraph" style:parent-style-name="Standard">
      <style:text-properties fo:font-size="11pt" fo:font-style="normal" officeooo:rsid="002477f9" officeooo:paragraph-rsid="0011a403" style:font-size-asian="11pt" style:font-style-asian="normal" style:font-size-complex="11pt" style:font-style-complex="normal"/>
    </style:style>
    <style:style style:name="P7" style:family="paragraph" style:parent-style-name="Standard">
      <style:text-properties fo:font-size="11pt" fo:font-style="normal" officeooo:rsid="0012bb48" officeooo:paragraph-rsid="0011a403" style:font-size-asian="11pt" style:font-style-asian="normal" style:font-size-complex="11pt" style:font-style-complex="normal"/>
    </style:style>
    <style:style style:name="P8" style:family="paragraph" style:parent-style-name="Standard">
      <style:text-properties fo:font-size="11pt" fo:font-style="normal" officeooo:paragraph-rsid="0011a403" style:font-size-asian="11pt" style:font-style-asian="normal" style:font-size-complex="11pt" style:font-style-complex="normal"/>
    </style:style>
    <style:style style:name="P9" style:family="paragraph" style:parent-style-name="Standard">
      <style:text-properties officeooo:rsid="00150a3a" officeooo:paragraph-rsid="00150a3a"/>
    </style:style>
    <style:style style:name="P10" style:family="paragraph" style:parent-style-name="Standard">
      <style:text-properties officeooo:rsid="0016d37f" officeooo:paragraph-rsid="0016d37f"/>
    </style:style>
    <style:style style:name="P11" style:family="paragraph" style:parent-style-name="Standard">
      <style:text-properties fo:font-size="12pt" officeooo:rsid="0016d37f" officeooo:paragraph-rsid="0016d37f" style:font-size-asian="12pt" style:font-size-complex="12pt"/>
    </style:style>
    <style:style style:name="P12" style:family="paragraph" style:parent-style-name="Standard">
      <style:text-properties fo:font-size="12pt" officeooo:paragraph-rsid="001a0904" style:font-size-asian="12pt" style:font-size-complex="12pt"/>
    </style:style>
    <style:style style:name="P13" style:family="paragraph" style:parent-style-name="Standard">
      <style:text-properties fo:font-size="12pt" fo:font-weight="normal" officeooo:rsid="000fae98" officeooo:paragraph-rsid="000fae98" style:font-size-asian="12pt" style:font-weight-asian="normal" style:font-size-complex="12pt" style:font-weight-complex="normal"/>
    </style:style>
    <style:style style:name="P14" style:family="paragraph" style:parent-style-name="Standard">
      <style:text-properties fo:font-size="13pt" officeooo:rsid="000fae98" officeooo:paragraph-rsid="000fae98" style:font-size-asian="13pt" style:font-size-complex="13pt"/>
    </style:style>
    <style:style style:name="P15" style:family="paragraph" style:parent-style-name="Standard">
      <style:text-properties fo:font-size="13pt" officeooo:rsid="003b18aa" officeooo:paragraph-rsid="003b18aa" style:font-size-asian="13pt" style:font-size-complex="13pt"/>
    </style:style>
    <style:style style:name="P16" style:family="paragraph" style:parent-style-name="Standard">
      <style:text-properties fo:font-size="13pt" officeooo:rsid="003bdb64" officeooo:paragraph-rsid="003bdb64" style:font-size-asian="13pt" style:font-size-complex="13pt"/>
    </style:style>
    <style:style style:name="P17" style:family="paragraph" style:parent-style-name="Standard">
      <style:text-properties fo:font-size="13pt" fo:font-weight="bold" officeooo:rsid="000fae98" officeooo:paragraph-rsid="000fae98" style:font-size-asian="13pt" style:font-weight-asian="bold" style:font-size-complex="13pt" style:font-weight-complex="bold"/>
    </style:style>
    <style:style style:name="P18" style:family="paragraph" style:parent-style-name="Standard">
      <style:text-properties officeooo:paragraph-rsid="00210d90"/>
    </style:style>
    <style:style style:name="P19" style:family="paragraph" style:parent-style-name="Standard">
      <style:text-properties officeooo:rsid="001c9402" officeooo:paragraph-rsid="001c9402"/>
    </style:style>
    <style:style style:name="P20" style:family="paragraph" style:parent-style-name="Standard">
      <style:text-properties officeooo:rsid="00210d90" officeooo:paragraph-rsid="00210d90"/>
    </style:style>
    <style:style style:name="P21" style:family="paragraph" style:parent-style-name="Standard">
      <style:text-properties officeooo:rsid="00210d90" officeooo:paragraph-rsid="0031b72b"/>
    </style:style>
    <style:style style:name="P22" style:family="paragraph" style:parent-style-name="Standard">
      <style:text-properties officeooo:rsid="00210d90" officeooo:paragraph-rsid="003b18aa"/>
    </style:style>
    <style:style style:name="P23" style:family="paragraph" style:parent-style-name="Standard">
      <style:text-properties officeooo:rsid="00210d90" officeooo:paragraph-rsid="0062ffac"/>
    </style:style>
    <style:style style:name="P24" style:family="paragraph" style:parent-style-name="Standard">
      <style:text-properties officeooo:paragraph-rsid="002dc8d1"/>
    </style:style>
    <style:style style:name="P25" style:family="paragraph" style:parent-style-name="Standard">
      <style:text-properties officeooo:rsid="0031b72b" officeooo:paragraph-rsid="0031b72b"/>
    </style:style>
    <style:style style:name="P26" style:family="paragraph" style:parent-style-name="Standard">
      <style:text-properties officeooo:rsid="0017ef13" officeooo:paragraph-rsid="002dc8d1"/>
    </style:style>
    <style:style style:name="P27" style:family="paragraph" style:parent-style-name="Standard">
      <style:text-properties officeooo:rsid="00356014" officeooo:paragraph-rsid="0038f69b"/>
    </style:style>
    <style:style style:name="P28" style:family="paragraph" style:parent-style-name="Standard">
      <style:text-properties officeooo:rsid="003723e0" officeooo:paragraph-rsid="003723e0"/>
    </style:style>
    <style:style style:name="P29" style:family="paragraph" style:parent-style-name="Standard">
      <style:text-properties officeooo:rsid="0042b44f" officeooo:paragraph-rsid="0042b44f"/>
    </style:style>
    <style:style style:name="P30" style:family="paragraph" style:parent-style-name="Standard">
      <style:text-properties officeooo:rsid="0044a04d" officeooo:paragraph-rsid="0044a04d"/>
    </style:style>
    <style:style style:name="P31" style:family="paragraph" style:parent-style-name="Standard">
      <style:text-properties officeooo:rsid="0048bb78" officeooo:paragraph-rsid="0048bb78"/>
    </style:style>
    <style:style style:name="P32" style:family="paragraph" style:parent-style-name="Standard">
      <style:text-properties officeooo:rsid="0023a730" officeooo:paragraph-rsid="005cba52"/>
    </style:style>
    <style:style style:name="P33" style:family="paragraph" style:parent-style-name="Standard">
      <style:text-properties officeooo:rsid="005f6a9c" officeooo:paragraph-rsid="005f6a9c"/>
    </style:style>
    <style:style style:name="P34" style:family="paragraph" style:parent-style-name="Standard">
      <style:text-properties officeooo:rsid="0040ef04" officeooo:paragraph-rsid="000fae98"/>
    </style:style>
    <style:style style:name="P35" style:family="paragraph" style:parent-style-name="Standard">
      <style:text-properties officeooo:rsid="0040ef04" officeooo:paragraph-rsid="0062ffac"/>
    </style:style>
    <style:style style:name="P36" style:family="paragraph" style:parent-style-name="Standard">
      <style:text-properties officeooo:rsid="00407c54" officeooo:paragraph-rsid="0062ffac"/>
    </style:style>
    <style:style style:name="P37" style:family="paragraph" style:parent-style-name="Standard">
      <style:text-properties officeooo:rsid="003b18aa" officeooo:paragraph-rsid="0062ffac"/>
    </style:style>
    <style:style style:name="P38" style:family="paragraph" style:parent-style-name="Standard">
      <style:text-properties officeooo:rsid="0062ffac" officeooo:paragraph-rsid="0062ffac"/>
    </style:style>
    <style:style style:name="P39" style:family="paragraph" style:parent-style-name="Standard">
      <style:text-properties officeooo:rsid="005b0dfd" officeooo:paragraph-rsid="005b0dfd"/>
    </style:style>
    <style:style style:name="P40" style:family="paragraph" style:parent-style-name="Standard">
      <style:text-properties officeooo:paragraph-rsid="0069449c"/>
    </style:style>
    <style:style style:name="P41" style:family="paragraph" style:parent-style-name="Standard">
      <style:text-properties officeooo:rsid="0069ec65" officeooo:paragraph-rsid="0069ec65"/>
    </style:style>
    <style:style style:name="P42" style:family="paragraph" style:parent-style-name="Standard">
      <style:paragraph-properties fo:break-before="page"/>
      <style:text-properties officeooo:rsid="000fae98" officeooo:paragraph-rsid="000fae98"/>
    </style:style>
    <style:style style:name="P43" style:family="paragraph" style:parent-style-name="Text_20_body">
      <style:text-properties fo:font-size="12pt" fo:font-weight="normal" officeooo:rsid="000fae98" officeooo:paragraph-rsid="000fae98" style:font-size-asian="12pt" style:font-weight-asian="normal" style:font-size-complex="12pt" style:font-weight-complex="normal"/>
    </style:style>
    <style:style style:name="P44" style:family="paragraph" style:parent-style-name="Text_20_body">
      <style:text-properties fo:font-size="12pt" fo:font-weight="normal" officeooo:rsid="0062ffac" officeooo:paragraph-rsid="0062ffac" style:font-size-asian="12pt" style:font-weight-asian="normal" style:font-size-complex="12pt" style:font-weight-complex="normal"/>
    </style:style>
    <style:style style:name="T1" style:family="text">
      <style:text-properties officeooo:rsid="00100a74"/>
    </style:style>
    <style:style style:name="T2" style:family="text">
      <style:text-properties officeooo:rsid="0024e50c"/>
    </style:style>
    <style:style style:name="T3" style:family="text">
      <style:text-properties fo:language="en" fo:country="US"/>
    </style:style>
    <style:style style:name="T4" style:family="text">
      <style:text-properties fo:language="en" fo:country="US" officeooo:rsid="0069449c"/>
    </style:style>
    <style:style style:name="T5" style:family="text">
      <style:text-properties fo:language="en" fo:country="US" officeooo:rsid="0069ec65"/>
    </style:style>
    <style:style style:name="T6" style:family="text">
      <style:text-properties officeooo:rsid="0012bb48"/>
    </style:style>
    <style:style style:name="T7" style:family="text">
      <style:text-properties style:text-position="super 58%"/>
    </style:style>
    <style:style style:name="T8" style:family="text">
      <style:text-properties officeooo:rsid="0012e911"/>
    </style:style>
    <style:style style:name="T9" style:family="text">
      <style:text-properties officeooo:rsid="0016d37f"/>
    </style:style>
    <style:style style:name="T10" style:family="text">
      <style:text-properties officeooo:rsid="0017ef13"/>
    </style:style>
    <style:style style:name="T11" style:family="text">
      <style:text-properties officeooo:rsid="0018f3d2"/>
    </style:style>
    <style:style style:name="T12" style:family="text">
      <style:text-properties fo:font-weight="normal" style:font-weight-asian="normal" style:font-weight-complex="normal"/>
    </style:style>
    <style:style style:name="T13" style:family="text">
      <style:text-properties fo:font-weight="normal" officeooo:rsid="001be1ec" style:font-weight-asian="normal" style:font-weight-complex="normal"/>
    </style:style>
    <style:style style:name="T14" style:family="text">
      <style:text-properties fo:font-weight="normal" officeooo:rsid="00207cf7" style:font-weight-asian="normal" style:font-weight-complex="normal"/>
    </style:style>
    <style:style style:name="T15" style:family="text">
      <style:text-properties officeooo:rsid="001a0904"/>
    </style:style>
    <style:style style:name="T16" style:family="text">
      <style:text-properties fo:font-weight="bold" style:font-weight-asian="bold" style:font-weight-complex="bold"/>
    </style:style>
    <style:style style:name="T17" style:family="text">
      <style:text-properties fo:font-weight="bold" officeooo:rsid="001be1ec" style:font-weight-asian="bold" style:font-weight-complex="bold"/>
    </style:style>
    <style:style style:name="T18" style:family="text">
      <style:text-properties officeooo:rsid="001c9402"/>
    </style:style>
    <style:style style:name="T19" style:family="text">
      <style:text-properties fo:font-size="13pt" fo:font-weight="bold" style:font-size-asian="13pt" style:font-weight-asian="bold" style:font-size-complex="13pt" style:font-weight-complex="bold"/>
    </style:style>
    <style:style style:name="T20" style:family="text">
      <style:text-properties officeooo:rsid="001e0d1b"/>
    </style:style>
    <style:style style:name="T21" style:family="text">
      <style:text-properties officeooo:rsid="001f7e5a"/>
    </style:style>
    <style:style style:name="T22" style:family="text">
      <style:text-properties fo:font-style="normal" style:font-style-asian="normal" style:font-style-complex="normal"/>
    </style:style>
    <style:style style:name="T23" style:family="text">
      <style:text-properties fo:font-style="normal" officeooo:rsid="001f7e5a" style:font-style-asian="normal" style:font-style-complex="normal"/>
    </style:style>
    <style:style style:name="T24" style:family="text">
      <style:text-properties fo:font-style="normal" officeooo:rsid="00273944" style:font-style-asian="normal" style:font-style-complex="normal"/>
    </style:style>
    <style:style style:name="T25" style:family="text">
      <style:text-properties fo:font-style="normal" officeooo:rsid="004019a3" style:font-style-asian="normal" style:font-style-complex="normal"/>
    </style:style>
    <style:style style:name="T26" style:family="text">
      <style:text-properties fo:font-style="normal" officeooo:rsid="00686d5b"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7ef13" style:font-style-asian="normal" style:font-weight-asian="normal" style:font-style-complex="normal" style:font-weight-complex="normal"/>
    </style:style>
    <style:style style:name="T29" style:family="text">
      <style:text-properties officeooo:rsid="001be1ec"/>
    </style:style>
    <style:style style:name="T30" style:family="text">
      <style:text-properties officeooo:rsid="0022fb30"/>
    </style:style>
    <style:style style:name="T31" style:family="text">
      <style:text-properties officeooo:rsid="0028d053"/>
    </style:style>
    <style:style style:name="T32" style:family="text">
      <style:text-properties fo:font-size="12pt" style:font-size-asian="12pt" style:font-size-complex="12pt"/>
    </style:style>
    <style:style style:name="T33" style:family="text">
      <style:text-properties fo:font-size="12pt" officeooo:rsid="002a1d86" style:font-size-asian="12pt" style:font-size-complex="12pt"/>
    </style:style>
    <style:style style:name="T34" style:family="text">
      <style:text-properties fo:font-size="12pt" officeooo:rsid="002ae567" style:font-size-asian="12pt" style:font-size-complex="12pt"/>
    </style:style>
    <style:style style:name="T35" style:family="text">
      <style:text-properties officeooo:rsid="0031b72b"/>
    </style:style>
    <style:style style:name="T36" style:family="text">
      <style:text-properties officeooo:rsid="00210d90"/>
    </style:style>
    <style:style style:name="T37" style:family="text">
      <style:text-properties officeooo:rsid="0033eae0"/>
    </style:style>
    <style:style style:name="T38" style:family="text">
      <style:text-properties officeooo:rsid="00373ec8"/>
    </style:style>
    <style:style style:name="T39" style:family="text">
      <style:text-properties officeooo:rsid="0038f69b"/>
    </style:style>
    <style:style style:name="T40" style:family="text">
      <style:text-properties officeooo:rsid="003aeec9"/>
    </style:style>
    <style:style style:name="T41" style:family="text">
      <style:text-properties officeooo:rsid="003b18aa"/>
    </style:style>
    <style:style style:name="T42" style:family="text">
      <style:text-properties officeooo:rsid="0040b7f8"/>
    </style:style>
    <style:style style:name="T43" style:family="text">
      <style:text-properties officeooo:rsid="0042b44f"/>
    </style:style>
    <style:style style:name="T44" style:family="text">
      <style:text-properties officeooo:rsid="004673b0"/>
    </style:style>
    <style:style style:name="T45" style:family="text">
      <style:text-properties officeooo:rsid="004a7bfa"/>
    </style:style>
    <style:style style:name="T46" style:family="text">
      <style:text-properties officeooo:rsid="0057a55d"/>
    </style:style>
    <style:style style:name="T47" style:family="text">
      <style:text-properties officeooo:rsid="005cba52"/>
    </style:style>
    <style:style style:name="T48" style:family="text">
      <style:text-properties officeooo:rsid="00607f04"/>
    </style:style>
    <style:style style:name="T49" style:family="text">
      <style:text-properties officeooo:rsid="0062ffac"/>
    </style:style>
    <style:style style:name="T50" style:family="text">
      <style:text-properties officeooo:rsid="00686d5b"/>
    </style:style>
    <style:style style:name="T51" style:family="text">
      <style:text-properties officeooo:rsid="0069449c"/>
    </style:style>
    <style:style style:name="T52" style:family="text">
      <style:text-properties officeooo:rsid="006b8c10"/>
    </style:style>
    <style:style style:name="T53" style:family="text">
      <style:text-properties officeooo:rsid="006d4b51"/>
    </style:style>
    <style:style style:name="T54" style:family="text">
      <style:text-properties officeooo:rsid="006ee082"/>
    </style:style>
    <style:style style:name="T55" style:family="text">
      <style:text-properties officeooo:rsid="007005ca"/>
    </style:style>
    <style:style style:name="T56" style:family="text">
      <style:text-properties officeooo:rsid="007168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text:tab/><text:span text:style-name="T16">Introduction:</text:span></text:p>
      <text:p text:style-name="P1"><text:tab/>This document is a short record of what I have learn during my internship. <text:span text:style-name="T21">It</text:span> is destined to my tutors ( enterprise and school alike) and to the programmers of Frontend International who would like to retake my work.</text:p>
      <text:p text:style-name="P1"/>
      <text:p text:style-name="P1"><text:tab/>Th<text:span text:style-name="T50">e </text:span>problematic <text:span text:style-name="T50">of the internship was</text:span>:</text:p>
      <text:p text:style-name="P1"/>
      <text:p text:style-name="P5">“<text:tab/><text:span text:style-name="T22">The project is </text:span><text:span text:style-name="T23">t</text:span><text:span text:style-name="T22">o develop a proof of concept of an app</text:span><text:span text:style-name="T24">lication</text:span><text:span text:style-name="T22">. This app is mean to create </text:span>virtual legacy<text:span text:style-name="T22"> -it is not </text:span><text:span text:style-name="T25">her</text:span><text:span text:style-name="T26">e</text:span><text:span text:style-name="T22"> question of legal issue</text:span><text:span text:style-name="T23">s -</text:span><text:span text:style-name="T22"> but more simply to </text:span><text:span text:style-name="T23">allowed someone to pass</text:span><text:span text:style-name="T22"> data </text:span><text:span text:style-name="T23">to someone else at a given time</text:span><text:span text:style-name="T22">.</text:span></text:p>
      <text:p text:style-name="P6">This require a Database with a live expectancy far superior to the on of a storage hardware, and even superior to the time of existence of a company. </text:p>
      <text:p text:style-name="P6">Moreover it also need the data to be accessible only by a few individual an<text:span text:style-name="T21">d</text:span> <text:span text:style-name="T21">only</text:span> at specifics conditions, this conditions could be the demise of the creator or/<text:span text:style-name="T21">and</text:span> a specific event or date.</text:p>
      <text:p text:style-name="P7"/>
      <text:p text:style-name="P7"><text:tab/>In an other way, a client can create a ‘<text:span text:style-name="T50">will/ bequest</text:span>’, in this <text:span text:style-name="T51">file</text:span> <text:span text:style-name="T21">he </text:span>(and only him) can create <text:span text:style-name="T21">and</text:span> stor<text:span text:style-name="T31">e</text:span> <text:span text:style-name="T21">files intended for specify peoples at determined </text:span>events.</text:p>
      <text:p text:style-name="P8"><text:span text:style-name="T2">At the trigger event the storage could be visible</text:span><text:bookmark text:name="tw-target-text"/><text:span text:style-name="T2"> </text:span><text:span text:style-name="T3">to whom it May concern</text:span><text:span text:style-name="T6"> if all the requirements are fulfill.</text:span></text:p>
      <text:p text:style-name="P7">Example: <text:s/>mr X create an account and a legacy, on it, he add information <text:span text:style-name="T21">about</text:span> a bank account <text:s/>his children <text:span text:style-name="T21">would </text:span>only see after there 18<text:span text:style-name="T7">th</text:span> <text:span text:style-name="T8">birthday. At an other time he add a specific “happy birthday” video to each of his children that should come repetitively every years for 5 years.</text:span></text:p>
      <text:p text:style-name="P1">”</text:p>
      <text:p text:style-name="P1"/>
      <text:p text:style-name="P4"><text:tab/>To answer this <text:span text:style-name="T1">problematic</text:span> I was given a time to study the multiples possibilities <text:s/>and I came to the same conclusion tha<text:span text:style-name="T1">t</text:span> <text:span text:style-name="T21">the one initially presented </text:span>was proposed, or that DLT (<text:span text:style-name="T32">as blockchain</text:span><text:span text:style-name="T33">s</text:span><text:span text:style-name="T34">)</text:span> where a <text:span text:style-name="T37">relevant</text:span> option given the needs of <text:span text:style-name="T1">development. <text:s/>Needs that are a long term durable database.</text:span></text:p>
      <text:p text:style-name="P4"><text:span text:style-name="T1">It can be point out that there is almost no project that are even close to that idea quit promising, the closest that can be found is a time capsule app ‘the incubate’ app <text:s/>with </text:span>25 years <text:span text:style-name="T30">at most</text:span> of <text:span text:style-name="T30">insurance.</text:span></text:p>
      <text:p text:style-name="P1"/>
      <text:p text:style-name="P1"/>
      <text:p text:style-name="P1">This document is structures around questions from <text:span text:style-name="T1">relay</text:span> generals one down to my personal application.</text:p>
      <text:p text:style-name="P1"/>
      <text:p text:style-name="P1"/>
      <text:p text:style-name="P1"/>
      <text:p text:style-name="P1"><text:tab/><text:span text:style-name="T19">First of all, what are DLT?</text:span></text:p>
      <text:p text:style-name="P1"/>
      <text:p text:style-name="P1"><text:tab/><text:span text:style-name="T1">Distribute Ledgers Technologies is the name given to databases (ledgers) made of links blocks. That have three particularities:</text:span></text:p>
      <text:p text:style-name="P9">-first of all, they are <text:span text:style-name="T15">virtually</text:span> immutable, the presence of hash<text:span text:style-name="T9">es</text:span> linking blocks make any modification highly visible.</text:p>
      <text:p text:style-name="P9">-They are distributed, multiples nodes possess the <text:span text:style-name="T9">integral</text:span> of the ledger, <text:span text:style-name="T9">if a modification is done by any node the others will reject this modification as it will disturb the hashes.</text:span></text:p>
      <text:p text:style-name="P10">-They relay on divers consensus algorithms to add new blocks to the ledger <text:span text:style-name="T10">and so one can not push alone a byzantine block.</text:span></text:p>
      <text:p text:style-name="P11"/>
      <text:p text:style-name="P12"><text:span text:style-name="T11">The pillars on which they where conceived are : transparency</text:span>, reliab<text:span text:style-name="T11">ility</text:span> and incorruptib<text:span text:style-name="T11">ility.</text:span></text:p>
      <text:p text:style-name="P12"><text:span text:style-name="T14">(</text:span><text:span text:style-name="T13">Some will add </text:span><text:span text:style-name="T12">Decentralization </text:span><text:span text:style-name="T14">and</text:span><text:span text:style-name="T13"> </text:span><text:span text:style-name="T11">Trust)</text:span></text:p>
      <text:p text:style-name="P10"/>
      <text:p text:style-name="P26">This being said, to what good are they? </text:p>
      <text:p text:style-name="P24"><text:span text:style-name="T10"><text:tab/>This method create ledgers that are not hold by a superior authority but can still represent a third man in a transaction, a third man that will be reliable and incorruptible. The first use of DLT (the most simple as it was engineered for that purpose) it the transaction of assets.</text:span><text:span text:style-name="T28"> </text:span><text:span text:style-name="Strong_20_Emphasis"><text:span text:style-name="Emphasis"><text:span text:style-name="T27">Those </text:span></text:span></text:span><text:span text:style-name="T11">assets can represent an </text:span><text:soft-page-break/><text:span text:style-name="T11">actual physical object (a fish, a car,..) an abstract one (a contract…) or simply a currency it is then case if called a crypto-currency. </text:span></text:p>
      <text:p text:style-name="P1"/>
      <text:p text:style-name="P27">It should be point out a few issues inherent to this technology:</text:p>
      <text:p text:style-name="P27"><text:tab/>it can not support heavy package of data, indeed as it <text:span text:style-name="T39">is</text:span> <text:span text:style-name="T39">own</text:span> by all it would require large storage for all participant. </text:p>
      <text:p text:style-name="P28">An other point is that as they are posses<text:span text:style-name="T39">s</text:span> by every one who <text:span text:style-name="T38">take part</text:span> in the network if a non <text:span text:style-name="T38">negligible</text:span> part of this netwo<text:span text:style-name="T39">r</text:span>k decided to go against it it is possible to break the <text:span text:style-name="T40">whole</text:span> thing ( <text:span text:style-name="T38">however</text:span> most consensus would <text:span text:style-name="T39">require</text:span> between 33% up to 51% of the network to be <text:span text:style-name="T38">malicious</text:span>)</text:p>
      <text:p text:style-name="P1"/>
      <text:p text:style-name="P33">An other thing that is interesting to know is that the main point of this technologies is to be distributed, but at this point the two greatest blockchain (ie Bitcoin and Etherieum) have not much more than 5000 nodes, and this are the greatest. This technology may have a bright future but nowadays it is still quite small on this <text:span text:style-name="T48">scale.</text:span> </text:p>
      <text:p text:style-name="P34"/>
      <text:p text:style-name="P22"/>
      <text:p text:style-name="P1"><text:tab/><text:span text:style-name="T19">What are the different propositions at this day?</text:span></text:p>
      <text:p text:style-name="P1"/>
      <text:p text:style-name="P18"><text:span text:style-name="T29"><text:tab/>There is </text:span><text:span text:style-name="T17">a lot</text:span><text:span text:style-name="T29"> of crypto-currencies, some with no other reasons than to represent a currency other with many different ideas and purposes. The major ones are Bitcoin, Ethereum R3 corda, and some project of Hyperledger. The </text:span>distinction <text:span text:style-name="T18">between this tools and others can be found in the document “ComparaisonOfBlockchains” attached.</text:span></text:p>
      <text:p text:style-name="P1"/>
      <text:p text:style-name="P1"/>
      <text:p text:style-name="P38">There is different type of blockchains, bases on multiples criteria. </text:p>
      <text:p text:style-name="P36"><text:span text:style-name="T49">They </text:span>can be either a<text:span text:style-name="T35"> “permissioned blockchain network” </text:span>w<text:span text:style-name="T42">h</text:span>ich <text:span text:style-name="T35"><text:s/>require </text:span>all<text:span text:style-name="T35"> user (</text:span>mostly the <text:span text:style-name="T35"><text:s/>node</text:span>s<text:span text:style-name="T35">) to be clearly identify and allowed to interact, </text:span>or<text:span text:style-name="T35"> Permissionless </text:span>where<text:span text:style-name="T35"> anyone </text:span>can <text:span text:style-name="T35">create a new node.</text:span></text:p>
      <text:p text:style-name="P35"/>
      <text:p text:style-name="P38">They have different type of consensus that have distinct resistances to errors,</text:p>
      <text:p text:style-name="P38">Error tolerant or</text:p>
      <text:p text:style-name="P23"><text:span text:style-name="T41">BFT (</text:span>Byzantine Fault Tolerance) <text:span text:style-name="T41">( is said of a consensus that can solved this ‘Byzantines generals problem’)</text:span></text:p>
      <text:p text:style-name="P38"/>
      <text:p text:style-name="P38"/>
      <text:p text:style-name="P38">PoS (proof of stack)</text:p>
      <text:p text:style-name="P23">-<text:span text:style-name="T49">PoW (proof of work) used by Bitcoin, require time and calculation from the validator</text:span></text:p>
      <text:p text:style-name="P23">-<text:span text:style-name="T49">PoEL (proof of elapse time) is used by sawtooth, some sort of random election</text:span></text:p>
      <text:p text:style-name="P23">-PBFT (Practical Byzantine Fault Tolerance) , SBFT (Simplified Byzantine Fault Tolerance)</text:p>
      <text:p text:style-name="P37"><text:span text:style-name="T53">algorithms</text:span> that can solve at least <text:span text:style-name="T53">partially</text:span> the ‘Byzantines generals problem’</text:p>
      <text:p text:style-name="P35">...</text:p>
      <text:p text:style-name="P35"/>
      <text:p text:style-name="P35"/>
      <text:p text:style-name="P35"/>
      <text:p text:style-name="P1"><text:tab/><text:span text:style-name="T19">Deepening on Hyperledger</text:span></text:p>
      <text:p text:style-name="P17"/>
      <text:p text:style-name="P19">As I decided to work with an Hyperledger project a quick overview could be <text:span text:style-name="T20">appreciate</text:span>:</text:p>
      <text:p text:style-name="P20">The Hyperledger Project made by the <text:span text:style-name="T51">Li</text:span>nux foundation host five different projects,Fabric, Sawtooth, Burrow, Indy and Iroha.</text:p>
      <text:p text:style-name="P20">-Fabric is the oldest and mean to create a really large and modular distribute ledger use kafka as consensus provider</text:p>
      <text:p text:style-name="P20">-Sawtooth, seem close to fabric but less flexible, it has a stricter privacy policy.( use PoET (Proof of Elapse Time) as consensus) </text:p>
      <text:p text:style-name="P20">-Indy is meant to provide identity without storing too much personal data.</text:p>
      <text:p text:style-name="P20"><text:soft-page-break/>-Hyperledger Burrow is a permissioned blockchain node that executes smart contract code following the Ethereum specification.</text:p>
      <text:p text:style-name="P20">-Iroha, a "normal" blockchain implement in C++, can run on mobile, have a new BFT algorithm.(is composed of clients an peers)</text:p>
      <text:p text:style-name="P20"/>
      <text:p text:style-name="P20"/>
      <text:p text:style-name="P20">note:</text:p>
      <text:p text:style-name="P20">-Kafka is a: "Kafka is primarily a distributed, horizontally-scalable, fault-tolerant, commit log."</text:p>
      <text:p text:style-name="P20">or a system that recive and distribute <text:span text:style-name="T54">messages</text:span>, it run basic <text:span text:style-name="T55">verification</text:span> and is only fault tolerant.</text:p>
      <text:p text:style-name="P20"/>
      <text:p text:style-name="P25">The two most mature project under the Hyperledger umbrella are Sawtooth and Fabric, the <text:span text:style-name="T36">key difference </text:span>between the two <text:span text:style-name="T36">is that Sawtooth supports permissioned and permissionless networks whereas Hyperledger Fabric support only permissioned networks.</text:span></text:p>
      <text:p text:style-name="P20"/>
      <text:p text:style-name="P21"/>
      <text:p text:style-name="P20">This difference leads to a number of other <text:span text:style-name="T35">points</text:span>:</text:p>
      <text:p text:style-name="P20"><text:s text:c="4"/>choice of consensus algorithm (PoET vs Kafka)</text:p>
      <text:p text:style-name="P20"><text:s text:c="4"/>size of the network (Sawtooth can support very large networks)</text:p>
      <text:p text:style-name="P20"><text:s text:c="4"/>type of network (star vs hub and spoke)</text:p>
      <text:p text:style-name="P20"><text:s text:c="4"/>security (Fabric has a prescriptive/well-defined approach through MSPs while Sawtooth has a flexible approach using roles and permissions)</text:p>
      <text:p text:style-name="P20"><text:s text:c="4"/>privacy (Fabric has a unique concept of channels that supports transaction privacy)</text:p>
      <text:p text:style-name="P20"><text:s text:c="4"/>governance (Fabric has a better/tighter governance framework)</text:p>
      <text:p text:style-name="P3"/>
      <text:p text:style-name="P1"><text:a xlink:type="simple" xlink:href="https://www.sdxcentral.com/articles/news/whats-the-difference-between-the-5-hyperledger-blockchain-projects/2017/09/" text:style-name="Internet_20_link" text:visited-style-name="Visited_20_Internet_20_Link">https://www.sdxcentral.com/articles/news/whats-the-difference-between-the-5-hyperledger-blockchain-projects/2017/09/</text:a></text:p>
      <text:p text:style-name="P1"/>
      <text:p text:style-name="P1"/>
      <text:p text:style-name="P17"><text:tab/>Basic explanation of Sawtooth :</text:p>
      <text:p text:style-name="P13"/>
      <text:p text:style-name="P43">“Hyperledger Sawtooth, focuses on creating very secure way to handle your smart contracts, with strict rules and consensus.”</text:p>
      <text:p text:style-name="P44">Sawtooth have a few particularities like:</text:p>
      <text:p text:style-name="P15">Sawtooth transactions family :</text:p>
      <text:p text:style-name="P29"><text:tab/>The actions allowed with<text:span text:style-name="T56">in</text:span> the blockchain of Sawtooth have to be described in a transaction family, this allowed the creator of the network to limit the possibilities (by example it can make a non Turing-complete language to be sure that no one will ever attack his code this way)</text:p>
      <text:p text:style-name="P30">It also give a large flexibility to create and limit what can be done, indeed a function in a transaction family can have more possibilities than a database like that allowed only create query and modify.</text:p>
      <text:p text:style-name="P1"/>
      <text:p text:style-name="P14">Proof of Elapsed Time:</text:p>
      <text:p text:style-name="P1"><text:tab/><text:span text:style-name="T44">The consensus of Sawtooth is the “Proof of Elapse Time” it was at first based on a physical specificity of Intel processors but is now allowed for any devise. The idea is that all the computer enrolled in the consensus received a different waiting time, and the first to prove that he wait the time he was given is elected leader.</text:span></text:p>
      <text:p text:style-name="P1"/>
      <text:p text:style-name="P16">Many <text:span text:style-name="T43">supported</text:span> languages (and can cohabit ) :</text:p>
      <text:p text:style-name="P31">A large panel of language can be used to write transactions families from python, nodeJS, Golang, </text:p>
      <text:p text:style-name="P42"/>
      <text:p text:style-name="P17"><text:tab/>What was my development about?</text:p>
      <text:p text:style-name="P1"/>
      <text:p text:style-name="P32">The issue<text:span text:style-name="T47">s</text:span>: </text:p>
      <text:p text:style-name="P32"><text:tab/><text:tab/>-the DB</text:p>
      <text:p text:style-name="P2"><text:tab/><text:span text:style-name="T45">It it inerrant to all distributed ledgers that they can not withstand large amount of data. And on of the objective is to provide any type of data, so we had to find a way to store the files of the clients while keeping the hash inside the Chain. This particular mater is discussed in an other document attached, ‘AboutTheStorageOfData’.</text:span></text:p>
      <text:p text:style-name="P1"/>
      <text:p text:style-name="P1"><text:tab/><text:tab/>-<text:span text:style-name="T46">the time triggered</text:span></text:p>
      <text:p text:style-name="P1"><text:tab/><text:span text:style-name="T46">This one have stopped me, indeed as all data on a blockchain are accessible through the installation of a node, they are then to be encrypted, but to be read by someone at some time mean two time encrypted. An as to allowed the access to data to peoples that does not yet have the app or a mean to be contacted, the first code must be given an other way (i.e. physically). <text:s/>The other key can not be on the blockchain (where it could be read by anyone).</text:span></text:p>
      <text:p text:style-name="P1"/>
      <text:p text:style-name="P1"/>
      <text:p text:style-name="P1">What have I <text:span text:style-name="T52">reach</text:span> ?</text:p>
      <text:p text:style-name="P39"/>
      <text:p text:style-name="P40"><text:span text:style-name="T51">I came to the conclusion that this technologies had a conception flaw for our use, indeed the security on a blockchain is only maintained by c</text:span><text:span text:style-name="T3">ryptography </text:span><text:span text:style-name="T4">and we needed for the app to work two layer of encryption, on for the identity fully untruest to the Clients (receivers and creator) and one for the events entrusted to us. But this mean that we must keep our keys outsides of the blockchain, else the receiver could forced his access through the database with only his identification key. This obligation for us to keep a server in order to maintain the app </text:span><text:span text:style-name="T5">go against the concept of blockchains.</text:span></text:p>
      <text:p text:style-name="P41"><text:span text:style-name="T5">(</text:span><text:span text:style-name="T3">it could also be point out tat a few nodes could have been isolated and lured into giving there data through malicious message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5:09:15.492530442</meta:creation-date>
    <meta:generator>LibreOffice/6.0.3.2$Linux_X86_64 LibreOffice_project/00m0$Build-2</meta:generator>
    <dc:date>2018-08-16T08:31:55.481158593</dc:date>
    <meta:editing-duration>PT9H48S</meta:editing-duration>
    <meta:editing-cycles>85</meta:editing-cycles>
    <meta:document-statistic meta:table-count="0" meta:image-count="0" meta:object-count="0" meta:page-count="4" meta:paragraph-count="78" meta:word-count="1670" meta:character-count="9932" meta:non-whitespace-character-count="8277"/>
  </office:meta>
</office:document-meta>
</file>